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loext:graphic-properties draw:fill-gradient-name="Gradient_20_1" draw:fill-hatch-name="hatch"/>
      <style:paragraph-properties fo:margin-top="0cm" fo:margin-bottom="0cm" style:contextual-spacing="false" fo:line-height="150%"/>
      <style:text-properties style:font-name="Times New Roman" fo:font-size="14pt" style:font-size-asian="14pt" style:font-size-complex="14pt"/>
    </style:style>
    <style:style style:name="P2" style:family="paragraph" style:parent-style-name="Обычный_20__28_веб_29_">
      <loext:graphic-properties draw:fill="solid" draw:fill-color="#fffafa" draw:fill-gradient-name="Gradient_20_1" draw:fill-hatch-name="hatch"/>
      <style:paragraph-properties fo:margin-left="0cm" fo:margin-right="0cm" fo:margin-top="0cm" fo:margin-bottom="0cm" style:contextual-spacing="false" fo:line-height="150%" fo:text-align="justify" style:justify-single-word="false" fo:text-indent="1.251cm" style:auto-text-indent="false" fo:background-color="#fffafa"/>
      <style:text-properties fo:color="#000000" loext:opacity="100%" style:font-name="Times New Roman" fo:font-size="14pt" officeooo:paragraph-rsid="0015b5fc" style:font-size-asian="14pt" style:font-size-complex="14pt"/>
    </style:style>
    <style:style style:name="P3" style:family="paragraph" style:parent-style-name="Обычный_20__28_веб_29_">
      <loext:graphic-properties draw:fill="solid" draw:fill-color="#fffafa" draw:fill-gradient-name="Gradient_20_1" draw:fill-hatch-name="hatch"/>
      <style:paragraph-properties fo:margin-left="0cm" fo:margin-right="0cm" fo:margin-top="0cm" fo:margin-bottom="0cm" style:contextual-spacing="false" fo:line-height="150%" fo:text-align="justify" style:justify-single-word="false" fo:text-indent="1.251cm" style:auto-text-indent="false" fo:background-color="#fffafa"/>
      <style:text-properties style:font-name="Times New Roman" fo:font-size="14pt" officeooo:paragraph-rsid="0015b5fc" style:font-size-asian="14pt" style:font-size-complex="14pt"/>
    </style:style>
    <style:style style:name="P4" style:family="paragraph" style:parent-style-name="Standard">
      <loext:graphic-properties draw:fill-gradient-name="Gradient_20_1" draw:fill-hatch-name="hatch"/>
      <style:paragraph-properties fo:margin-top="0cm" fo:margin-bottom="0cm" style:contextual-spacing="false" fo:line-height="150%"/>
      <style:text-properties fo:color="#000000" loext:opacity="100%" style:font-name="Times New Roman" fo:font-size="14pt" officeooo:paragraph-rsid="00174397" style:font-size-asian="14pt" style:font-size-complex="14pt"/>
    </style:style>
    <style:style style:name="P5" style:family="paragraph" style:parent-style-name="Standard">
      <loext:graphic-properties draw:fill-gradient-name="Gradient_20_1" draw:fill-hatch-name="hatch"/>
      <style:paragraph-properties fo:margin-top="0cm" fo:margin-bottom="0cm" style:contextual-spacing="false" fo:line-height="150%"/>
      <style:text-properties fo:color="#000000" loext:opacity="100%" style:font-name="Times New Roman" fo:font-size="14pt" officeooo:paragraph-rsid="00174dc8" style:font-size-asian="14pt" style:font-size-complex="14pt"/>
    </style:style>
    <style:style style:name="P6" style:family="paragraph" style:parent-style-name="Standard">
      <loext:graphic-properties draw:fill-gradient-name="Gradient_20_1" draw:fill-hatch-name="hatch"/>
      <style:paragraph-properties fo:margin-top="0cm" fo:margin-bottom="0cm" style:contextual-spacing="false" fo:line-height="150%"/>
      <style:text-properties fo:color="#000000" loext:opacity="100%" style:font-name="Times New Roman" fo:font-size="14pt" officeooo:rsid="00174dc8" officeooo:paragraph-rsid="00174dc8" style:font-size-asian="14pt" style:font-size-complex="14pt"/>
    </style:style>
    <style:style style:name="P7" style:family="paragraph" style:parent-style-name="Standard">
      <loext:graphic-properties draw:fill-gradient-name="Gradient_20_1" draw:fill-hatch-name="hatch"/>
      <style:paragraph-properties fo:margin-top="0cm" fo:margin-bottom="0cm" style:contextual-spacing="false" fo:line-height="150%"/>
      <style:text-properties fo:color="#000000" loext:opacity="100%" style:font-name="Times New Roman" fo:font-size="14pt" officeooo:rsid="0015b5fc" officeooo:paragraph-rsid="0015b5fc" style:font-size-asian="14pt" style:font-size-complex="14pt"/>
    </style:style>
    <style:style style:name="P8" style:family="paragraph" style:parent-style-name="Standard">
      <loext:graphic-properties draw:fill-gradient-name="Gradient_20_1" draw:fill-hatch-name="hatch"/>
      <style:paragraph-properties fo:margin-top="0cm" fo:margin-bottom="0cm" style:contextual-spacing="false" fo:line-height="150%"/>
      <style:text-properties fo:color="#000000" loext:opacity="100%" style:font-name="Times New Roman" fo:font-size="14pt" officeooo:rsid="0015b5fc" officeooo:paragraph-rsid="00174397" style:font-size-asian="14pt" style:font-size-complex="14pt"/>
    </style:style>
    <style:style style:name="P9" style:family="paragraph" style:parent-style-name="Standard" style:master-page-name="">
      <loext:graphic-properties draw:fill-gradient-name="Gradient_20_1" draw:fill-hatch-name="hatch"/>
      <style:paragraph-properties fo:margin-top="0cm" fo:margin-bottom="0cm" style:contextual-spacing="false" fo:line-height="150%" style:page-number="auto"/>
      <style:text-properties style:font-name="Times New Roman" fo:font-size="14pt" officeooo:rsid="0012a803" officeooo:paragraph-rsid="0012a803" style:font-size-asian="14pt" style:font-size-complex="14pt"/>
    </style:style>
    <style:style style:name="P10"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paragraph-rsid="0012a803" style:font-size-asian="14pt" style:font-size-complex="14pt"/>
    </style:style>
    <style:style style:name="P11"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paragraph-rsid="00142847" style:font-size-asian="14pt" style:font-size-complex="14pt"/>
    </style:style>
    <style:style style:name="P12"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paragraph-rsid="00174397" style:font-size-asian="14pt" style:font-size-complex="14pt"/>
    </style:style>
    <style:style style:name="P13"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paragraph-rsid="00174dc8" style:font-size-asian="14pt" style:font-size-complex="14pt"/>
    </style:style>
    <style:style style:name="P14"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paragraph-rsid="0019158f" style:font-size-asian="14pt" style:font-size-complex="14pt"/>
    </style:style>
    <style:style style:name="P15"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paragraph-rsid="0019dfbe" style:font-size-asian="14pt" style:font-size-complex="14pt"/>
    </style:style>
    <style:style style:name="P16"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rsid="001356dc" officeooo:paragraph-rsid="0019158f" style:font-size-asian="14pt" style:font-size-complex="14pt"/>
    </style:style>
    <style:style style:name="P17"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rsid="00142847" officeooo:paragraph-rsid="00142847" style:font-size-asian="14pt" style:font-size-complex="14pt"/>
    </style:style>
    <style:style style:name="P18"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rsid="0015b5fc" officeooo:paragraph-rsid="0015b5fc" style:font-size-asian="14pt" style:font-size-complex="14pt"/>
    </style:style>
    <style:style style:name="P19"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rsid="00186c81" officeooo:paragraph-rsid="00186c81" style:font-size-asian="14pt" style:font-size-complex="14pt"/>
    </style:style>
    <style:style style:name="P20"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rsid="00186c81" officeooo:paragraph-rsid="0018a2cd" style:font-size-asian="14pt" style:font-size-complex="14pt"/>
    </style:style>
    <style:style style:name="P21"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rsid="0018a2cd" officeooo:paragraph-rsid="0018a2cd" style:font-size-asian="14pt" style:font-size-complex="14pt"/>
    </style:style>
    <style:style style:name="P22"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officeooo:rsid="0019dfbe" officeooo:paragraph-rsid="0019dfbe" style:font-size-asian="14pt" style:font-size-complex="14pt"/>
    </style:style>
    <style:style style:name="P23" style:family="paragraph" style:parent-style-name="Standard">
      <loext:graphic-properties draw:fill-gradient-name="Gradient_20_1" draw:fill-hatch-name="hatch"/>
      <style:paragraph-properties fo:margin-top="0cm" fo:margin-bottom="0cm" style:contextual-spacing="false" fo:line-height="150%"/>
      <style:text-properties style:font-name="Times New Roman" fo:font-size="14pt" fo:font-weight="bold" officeooo:rsid="001356dc" officeooo:paragraph-rsid="0019158f" style:font-size-asian="14pt" style:font-weight-asian="bold" style:font-size-complex="14pt" style:font-weight-complex="bold"/>
    </style:style>
    <style:style style:name="T1" style:family="text">
      <style:text-properties officeooo:rsid="0012a803"/>
    </style:style>
    <style:style style:name="T2" style:family="text">
      <style:text-properties fo:font-style="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356dc"/>
    </style:style>
    <style:style style:name="T5" style:family="text">
      <style:text-properties fo:font-weight="normal" officeooo:rsid="001356dc" style:font-weight-asian="normal" style:font-weight-complex="normal"/>
    </style:style>
    <style:style style:name="T6" style:family="text">
      <style:text-properties officeooo:rsid="00142847"/>
    </style:style>
    <style:style style:name="T7" style:family="text">
      <style:text-properties officeooo:rsid="0015b5fc"/>
    </style:style>
    <style:style style:name="T8" style:family="text">
      <style:text-properties fo:color="#000000" loext:opacity="100%"/>
    </style:style>
    <style:style style:name="T9" style:family="text">
      <style:text-properties fo:color="#000000" loext:opacity="100%" fo:font-size="14pt" officeooo:rsid="0019dfbe" style:font-size-asian="14pt" style:font-size-complex="14pt"/>
    </style:style>
    <style:style style:name="T10" style:family="text">
      <style:text-properties fo:color="#000000" loext:opacity="100%" fo:font-style="italic" fo:font-weight="bold" style:font-style-asian="italic" style:font-weight-asian="bold" style:font-style-complex="italic" style:font-weight-complex="bold"/>
    </style:style>
    <style:style style:name="T11" style:family="text">
      <style:text-properties fo:color="#000000" loext:opacity="100%" fo:font-weight="bold" style:font-weight-asian="bold" style:font-weight-complex="bold"/>
    </style:style>
    <style:style style:name="T12" style:family="text">
      <style:text-properties fo:color="#000000" loext:opacity="100%" fo:font-weight="bold" officeooo:rsid="0019158f" style:font-weight-asian="bold" style:font-weight-complex="bold"/>
    </style:style>
    <style:style style:name="T13" style:family="text">
      <style:text-properties fo:color="#000000" loext:opacity="100%" officeooo:rsid="0015b5fc"/>
    </style:style>
    <style:style style:name="T14" style:family="text">
      <style:text-properties fo:color="#000000" loext:opacity="100%" officeooo:rsid="00174dc8"/>
    </style:style>
    <style:style style:name="T15" style:family="text">
      <style:text-properties fo:color="#000000" loext:opacity="100%" officeooo:rsid="0019158f"/>
    </style:style>
    <style:style style:name="T16" style:family="text">
      <style:text-properties fo:color="#000000" loext:opacity="100%" style:font-name="Times New Roman" fo:font-size="14pt" officeooo:rsid="0019dfbe" style:font-size-asian="14pt" style:font-size-complex="14pt"/>
    </style:style>
    <style:style style:name="T17" style:family="text">
      <style:text-properties fo:color="#000000" loext:opacity="100%" officeooo:rsid="0019dfbe"/>
    </style:style>
    <style:style style:name="T18" style:family="text">
      <style:text-properties fo:font-weight="bold" style:font-weight-asian="bold" style:font-weight-complex="bold"/>
    </style:style>
    <style:style style:name="T19" style:family="text">
      <style:text-properties fo:font-weight="bold" officeooo:rsid="0012a803"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Психология лидерства и командной работы. </text:p>
      <text:p text:style-name="P10"><text:span text:style-name="T19">1. </text:span><text:span text:style-name="T1">Лидер </text:span>(от англ.<text:span text:style-name="T2">leader</text:span>) — ведущий, первый, идущий впереди)<text:span text:style-name="T1"> — субъект, играющий доминирующую роль в структуре межличностных отношений, пользующийся большим авторитетом, обладающий личными качествами эталонными для группы или организации, лидером которой является.</text:span></text:p>
      <text:p text:style-name="P10"><text:s text:c="4"/><text:span text:style-name="T1">Руководитель — это официальное лицо, облеченное полномочиями и связанное с организацией основой деятельности группы.</text:span></text:p>
      <text:p text:style-name="P10"><text:s text:c="4"/><text:span text:style-name="T4">Отличия руководителя от лидера: лидер назначается группой, а руководителя назначают официально с «высшего уровня», лидер регулирует межличностные отношения, а руководитель — формальные, лидер является представителем своей группу, её членом, а руководитель представляет группу на более высоком уровне социальных отношений, лидерство является стихийным процессом в отличии от руководства, лидер всегда наделён авторитетом, у руководителя это совсем не обязательно. Сфера деятельности руководителя шире, поскольку у лидера она ограничивается рамками данной группы. </text:span></text:p>
      <text:p text:style-name="P10"/>
      <text:p text:style-name="P23">2.</text:p>
      <text:p text:style-name="P16">Теория черт.</text:p>
      <text:p text:style-name="P11"><text:span text:style-name="T5"><text:tab/>Данная теория </text:span><text:span text:style-name="T4">включает идею о том, что лидерство – феномен, рождаемый специфическими чертами лидера. </text:span>Первая развернутая концепция черт личности была разработана на рубеже 30-х — 40-х гг. XX века уже упоминавшимся в статье о гуманистичеком направлении в психологии американским психологом Г. Олпортом. Направление в исследовании лидерства с позиции теории черт возникло под влиянием Ф. Гальтона.</text:p>
      <text:p text:style-name="P11"><text:tab/>Лидер рассматривается как носитель определенных качеств и умений, способствующих влиянию на других (вне зависимости от ситуации, личностные черты имеют природную основу). В социологических концепциях <text:span text:style-name="T3">М. Вебера </text:span>и <text:span text:style-name="T3">Э. Трельча </text:span>был введен специальный термин для обозначения так<text:span text:style-name="T6">их </text:span>специфической черты лидера, как <text:span text:style-name="T18">харизма. </text:span>То есть существует перечень характеристик (черты, способности, умения), имеющих <text:soft-page-break/>первостепенное значение для лидерского влияния и эффективности лидера. Согласно этой теории, прирожденные лидеры обладают наиболее эффективными моделями поведения и руководства. Основными типами лидеров являются харизматический, трансформационный.</text:p>
      <text:p text:style-name="P11"><text:tab/>Теория получила достаточно много опровержений в связи с тем, что разные виды жизнедеятельности социальной группы требуют разных качеств лидера.</text:p>
      <text:p text:style-name="P11"/>
      <text:p text:style-name="P17">Поведенческие теории.</text:p>
      <text:p text:style-name="P11"><text:span text:style-name="T6"><text:tab/></text:span><text:span text:style-name="T7">Психологический поведенческий п</text:span>одход, изучающий лидерские качества, послужил толчком к появлению и развитию других концепций лидерства. Если теории личностного подхода доказывали, что лидерство может быть свойством определенных личностных черт, то поведенческие теории доказывали, что успех лидера зависит не от того, кто он есть, а от того, как он действует.</text:p>
      <text:p text:style-name="P1"><text:tab/>Изучение образцов поведения, присущих лидерам, активно проходило в середине XX века. Опять начался поиск единственно верного пути, но по другому направлению — лидерское поведение. Важным отличием от концепции врожденных качеств было то, что данная концепция предполагала возможность подготовки лидеров по специальным программам. Исследователи лидерства стали искать ответ на вопрос: «Что и как делают лидеры?»</text:p>
      <text:p text:style-name="P1"><text:tab/>Наиболее известными теориями поведенческого подхода являются: теория трех стилей руководства; двухмерная концепция стилей руководства; исследования Мичиганского университета; управленческая решетка Р. Блейка и Д. Моутон; теория заменителей лидерства.</text:p>
      <text:p text:style-name="P17"/>
      <text:p text:style-name="P18">Системная теория.</text:p>
      <text:p text:style-name="P18"><text:tab/><text:span text:style-name="T18">Ситуационная теория </text:span>провозглашает значимость ситуации в процессе выдвижения лидера.</text:p>
      <text:p text:style-name="P3">Лидер – функция ситуации. Если социальная ситуация существования группы кардинально меняется, высока вероятность смены лидера.<text:span text:style-name="T8"><text:line-break/></text:span><text:soft-page-break/><text:span text:style-name="T10">Т. Шибутани </text:span><text:span text:style-name="T8">выделил два психологических фактора, которые зависят от изменения ситуации: степень формализации группы и степень автономии членов группы.</text:span></text:p>
      <text:p text:style-name="P2">Типы социальных ситуаций в зависимости от изменения степени формализации отношений и автономии субъектов:</text:p>
      <text:p text:style-name="P3"><text:span text:style-name="T8">1) </text:span><text:span text:style-name="T11">внезапные критические ситуации. </text:span><text:span text:style-name="T8">Они являются непредсказуемыми, возникают как стихийный процесс и способствуют выдвижению нового лидера;</text:span></text:p>
      <text:p text:style-name="P3"><text:span text:style-name="T8">2) </text:span><text:span text:style-name="T11">критические повторяющиеся, предсказуемые ситуации. </text:span><text:span text:style-name="T8">Лидеров и руководителей специально готовят для определенных действий в таких ситуациях;</text:span></text:p>
      <text:p text:style-name="P3"><text:span text:style-name="T8">3) </text:span><text:span text:style-name="T11">типичные повторяющиеся ситуации</text:span><text:span text:style-name="T8">, в основе которых лежат конвенциональные нормы.</text:span></text:p>
      <text:p text:style-name="P2">Такие ситуации обычно не предполагают наличия лидера.</text:p>
      <text:p text:style-name="P2">Люди, склонные к доминированию в общении, часто здесь выступают в роли лидера;</text:p>
      <text:p text:style-name="P3"><text:span text:style-name="T8">4) </text:span><text:span text:style-name="T11">типичные повторяющиеся конвенциональные ситуации</text:span><text:span text:style-name="T8">, возникающие в учреждениях разного вида (все, что связано с работой большинства людей);</text:span></text:p>
      <text:p text:style-name="P18"><text:span text:style-name="T8"><text:tab/>5) </text:span><text:span text:style-name="T11">групповые ритуалы. </text:span><text:span text:style-name="T8">Это неформальные отношения, определяющие шаблоны социального поведения большинства членов группы.</text:span></text:p>
      <text:p text:style-name="P7"/>
      <text:p text:style-name="P7">Системная теория лидерства.</text:p>
      <text:p text:style-name="P8"><text:tab/>Согласно этой теории лидерство рассматривается как процесс организации межличностных отношений в группе, а лидер – как субъект управления этим процессом. При таком подходе лидерство интерпретируется как функция группы, хотя и структура личности лидеров при этом не должна сбрасываться со счетов. <text:s/></text:p>
      <text:p text:style-name="P12"><text:span text:style-name="T13"><text:tab/>В эту теории включены основные три идеи всех трех предыдущих подходов и теорий. </text:span><text:span text:style-name="T8">Её сторонники полагают, что лидерство определяется и личностными качествами, и их соответствием требованиям ситуации. С их </text:span><text:soft-page-break/><text:span text:style-name="T8">точки зрения, лидерами не рождаются, а становятся. Лидер выдвигается в процессе функционирования малой группы, по мере разворачивания совместной деятельности и общения. Поэтому, согласно этой теории, лидерство нельзя рассматривать в отрыве от групповых процессов.</text:span></text:p>
      <text:p text:style-name="P12"><text:span text:style-name="T8"><text:tab/>Фрейд З. рассматривал стремление к власти, лидерству в качестве сублимации подавленного либидо либо проявления Эдипова комплекса символизирующего постоянный процесс соперничества между отцом и его сыновьями.</text:span></text:p>
      <text:p text:style-name="P12"><text:span text:style-name="T10"><text:tab/>А. Адлер </text:span><text:span text:style-name="T8">считал, что стремление к власти порождается страхом. Кто боится людей, видит необходимость властвовать над ними.</text:span></text:p>
      <text:p text:style-name="P4"/>
      <text:p text:style-name="P6"><text:span text:style-name="T18">3. </text:span>Выделяется пять основных направлених отечественных школ, изучающих лидерство в психологии:</text:p>
      <text:p text:style-name="P13"><text:span text:style-name="T14">1) Л</text:span><text:span text:style-name="T8">ениградско-петербургская — Е. С. Кузьмина (1967);</text:span></text:p>
      <text:p text:style-name="P13"><text:span text:style-name="T14">2)</text:span><text:span text:style-name="T8"> </text:span><text:span text:style-name="T14">К</text:span><text:span text:style-name="T8">урско-костромская — Л. И. Умаиского (1972); </text:span></text:p>
      <text:p text:style-name="P13"><text:span text:style-name="T14">3)</text:span><text:span text:style-name="T8"> </text:span><text:span text:style-name="T14">Л</text:span><text:span text:style-name="T8">ениградско-петербургская — Б. Д. Парыгина (1973);</text:span></text:p>
      <text:p text:style-name="P13"><text:span text:style-name="T14">4) М</text:span><text:span text:style-name="T8">осковская — Р. Л. Кричевского (1977).</text:span></text:p>
      <text:p text:style-name="P13"><text:span text:style-name="T14">5)</text:span><text:span text:style-name="T8"> </text:span><text:span text:style-name="T14">М</text:span><text:span text:style-name="T8">осковская — А. В. Петровского (1980);</text:span></text:p>
      <text:p text:style-name="P13"><text:span text:style-name="T8"/></text:p>
      <text:p text:style-name="P19"><text:span text:style-name="T8">1) Ленинградско-петербургская школа лидерства Е.С Кузьмина является пожалуй, одной из самых многочисленных по представленности известных имён в социальной психологии.</text:span></text:p>
      <text:p text:style-name="P19"><text:span text:style-name="T8">Характерные особенности этой школы:</text:span></text:p>
      <text:p text:style-name="P19"><text:span text:style-name="T8">а) Гармоничное сочетание зарубежных и отечественных достижений.</text:span></text:p>
      <text:p text:style-name="P19"><text:span text:style-name="T8">б) Преодолена дистанцированность от зарубежной лидерологии.</text:span></text:p>
      <text:p text:style-name="P19"><text:span text:style-name="T8">в) Проведена работа по адаптации зарубежных и созданию отечетсвенных методов и методик изучения лидерства.</text:span></text:p>
      <text:p text:style-name="P19"><text:span text:style-name="T8">г) Был внесён огромный вклад в разработку теоритических вопросов лидерства и руководства.</text:span></text:p>
      <text:p text:style-name="P19"><text:soft-page-break/><text:span text:style-name="T8">д) Произведены многочисленные экспериментальные исследования, посвящённые различным аспектам лидерства и руководства.</text:span></text:p>
      <text:p text:style-name="P19"><text:span text:style-name="T8">е) Были разработаны программы обучения лидеров и руководителей коммуникативным навыкам. </text:span></text:p>
      <text:p text:style-name="P19"><text:span text:style-name="T8"/></text:p>
      <text:p text:style-name="P19"><text:span text:style-name="T8">2) Курско-костромская школа в отечественной лидерологии связана с именем Л.И. Уманского(1980, 2001).</text:span></text:p>
      <text:p text:style-name="P19"><text:span text:style-name="T8">Характерные особенности этой школы:</text:span></text:p>
      <text:p text:style-name="P19"><text:span text:style-name="T8">а) Лидерство рассматривалось в рамках параметрометрической концепции группы.</text:span></text:p>
      <text:p text:style-name="P19"><text:span text:style-name="T8">б) Лидерство дифференцировалось оп типам, была создана оригинальная типология лидерства.</text:span></text:p>
      <text:p text:style-name="P19"><text:span text:style-name="T8">в) Разработаны оригинальные методики для лабораторного изучения лидерства.</text:span></text:p>
      <text:p text:style-name="P19"><text:span text:style-name="T8">г) Лидера изучались в реальных группах, причем часть этих исследований проводилось в специально организованных юношеских лагерях по подготовке общественных лидеров.</text:span></text:p>
      <text:p text:style-name="P19"><text:span text:style-name="T8">д) Исследовалось девиантное лидерство.</text:span></text:p>
      <text:p text:style-name="P19"><text:span text:style-name="T8">е) Были установлены многочисленные эмпирические закономерности.</text:span></text:p>
      <text:p text:style-name="P19"><text:span text:style-name="T8">ё) Были созданы специальные обучающие программы для лидеров.</text:span></text:p>
      <text:p text:style-name="P19"><text:span text:style-name="T8"/></text:p>
      <text:p text:style-name="P21"><text:span text:style-name="T8">3) Ленинградско-петербургская школа связана с именем Б.Д. Парыгин.</text:span></text:p>
      <text:p text:style-name="P20"><text:span text:style-name="T8">Характерные особенности этой школы:</text:span></text:p>
      <text:p text:style-name="P21"><text:span text:style-name="T8">а) Были разработаны четкие критерии разделения понятий лидерства и руководства.</text:span></text:p>
      <text:p text:style-name="P21"><text:span text:style-name="T8">б) Создана типология лидеров — одна из наиболее полных.</text:span></text:p>
      <text:p text:style-name="P21"><text:span text:style-name="T8">в) Лидерство и руководство экспериментально изучалось в связи с психологический климатом.</text:span></text:p>
      <text:p text:style-name="P21"><text:span text:style-name="T8"/></text:p>
      <text:p text:style-name="P21"><text:span text:style-name="T8">4) Работы петербургско-московского психолого Р.Л. Кричевского и его сотрудников внесли важный вклад в психологию.</text:span></text:p>
      <text:p text:style-name="P20"><text:soft-page-break/><text:span text:style-name="T8">Характерные особенности этой школы:</text:span></text:p>
      <text:p text:style-name="P21"><text:span text:style-name="T8">а) Была разработана концепция лидерства как ценностного обмена между лидером и группой.</text:span></text:p>
      <text:p text:style-name="P21"><text:span text:style-name="T8">б) Сделано актуальное для того периода обобщение зарубежных работ.</text:span></text:p>
      <text:p text:style-name="P21"><text:span text:style-name="T8">в) Лидерство изучалось в группах школьников, студентов, в спортивных командах.</text:span></text:p>
      <text:p text:style-name="P21"><text:span text:style-name="T8">г) <text:s/>Была расширена феноменология лидерства.</text:span></text:p>
      <text:p text:style-name="P21"><text:span text:style-name="T8">д) изучены механизмы лидерства.</text:span></text:p>
      <text:p text:style-name="P21"><text:span text:style-name="T8">е) изучены факторы дифференциации.</text:span></text:p>
      <text:p text:style-name="P21"><text:span text:style-name="T8">ё) изучены личностные детерминанты.</text:span></text:p>
      <text:p text:style-name="P21"><text:span text:style-name="T8"/></text:p>
      <text:p text:style-name="P21"><text:span text:style-name="T8">5) В московской школе А.В. Петровского(19880) осуществлялся подход к лидерству с позиций уровня развития группы.</text:span></text:p>
      <text:p text:style-name="P20"><text:span text:style-name="T8">Характерные особенности этой школы:</text:span></text:p>
      <text:p text:style-name="P21"><text:span text:style-name="T8">а) Была создана теоритическая топологическая модель деятельностного опостредствования лидерских черт.</text:span></text:p>
      <text:p text:style-name="P14"><text:span text:style-name="T15">б) Предложена </text:span><text:span text:style-name="T8">теоретическ</text:span><text:span text:style-name="T15">ая</text:span><text:span text:style-name="T8"> топологическ</text:span><text:span text:style-name="T15">ая</text:span><text:span text:style-name="T8"> модель деятельностного опосредствования лидерских черт, что позволило по-новому взглянуть на старую проблему — «личность лидера».</text:span></text:p>
      <text:p text:style-name="P14"><text:span text:style-name="T8"/></text:p>
      <text:p text:style-name="P14"><text:span text:style-name="T12">4.</text:span><text:span text:style-name="T15"> </text:span><text:span text:style-name="T8">Авторитет (от </text:span><text:span text:style-name="T17">лат. слов </text:span><text:span text:style-name="T8">власть – влияние), в широком смысле – общепризнанное влияние лица или организации в различных сферах общественной жизни, основанное на знаниях, нравственных достоинствах, опыте; в узком – одна из форм осуществления власти.</text:span></text:p>
      <text:p text:style-name="P22"><text:span text:style-name="T8">Выделяют следующие виды лидерства:</text:span></text:p>
      <text:p text:style-name="P15"><text:span text:style-name="T17">1) Харизматичный. </text:span><text:span text:style-name="T8">Основан на сильных личностных качествах лидера.</text:span></text:p>
      <text:p text:style-name="P15"><text:span text:style-name="T17">2) Традиционный. Основан на традиции,</text:span><text:span text:style-name="T8"> которая основывается на почитание обычаев, условностей и определенных форм поведения.</text:span></text:p>
      <text:p text:style-name="P15"><text:span text:style-name="T17">3) Авторитет роли или положения. О</text:span><text:span text:style-name="T8">пределя</text:span><text:span text:style-name="T17">ет</text:span><text:span text:style-name="T8">ся положением лица или ролью, которую оно играет, иногда, несмотря на личные качества обладателя. </text:span></text:p>
      <text:p text:style-name="P15"><text:soft-page-break/><text:span text:style-name="T17">4) Юридический или правовой. О</text:span><text:span text:style-name="T8">бусловлен юридическим правом, </text:span><text:span text:style-name="T17">наиболее формальный вид авторитета.</text:span></text:p>
      <text:p text:style-name="P15"><text:span text:style-name="T17">5) Авторитет квалификации. </text:span><text:span text:style-name="T8">Строится на особом умении, опыте или знании обладателя. </text:span></text:p>
      <text:p text:style-name="P5"/>
      <text:p text:style-name="P7"><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Обычный_20__28_веб_29_" style:display-name="Обычный (веб)" style:family="paragraph" style:parent-style-name="Standard">
      <style:paragraph-properties fo:margin-top="0.494cm" fo:margin-bottom="0.494cm" style:contextual-spacing="false"/>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9T10:45:26.744156139</meta:creation-date>
    <dc:date>2022-03-19T18:15:16.689906121</dc:date>
    <meta:editing-duration>PT24M57S</meta:editing-duration>
    <meta:editing-cycles>3</meta:editing-cycles>
    <meta:generator>LibreOffice/7.2.5.2.0$Linux_X86_64 LibreOffice_project/20$Build-2</meta:generator>
    <meta:document-statistic meta:table-count="0" meta:image-count="0" meta:object-count="0" meta:page-count="7" meta:paragraph-count="78" meta:word-count="1150" meta:character-count="9393" meta:non-whitespace-character-count="8271"/>
  </office:meta>
</office:document-meta>
</file>